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EventMessageListener.JMSEventMessag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SEventMessageListener.eventsFromMessage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EventMessageListener.parameterize(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EventMessageListener.onMessage( 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MSEventMessageListen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EventMessageListen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